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736in"/>
    </style:style>
    <style:style style:name="Table2.F" style:family="table-column">
      <style:table-column-properties style:column-width="1.920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428fb" officeooo:paragraph-rsid="002428fb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92557" officeooo:paragraph-rsid="00292557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a386c" officeooo:paragraph-rsid="002a386c" style:font-size-asian="7pt" style:font-size-complex="7pt"/>
    </style:style>
    <style:style style:name="P6" style:family="paragraph" style:parent-style-name="Standard">
      <style:text-properties style:font-name="Calibri1"/>
    </style:style>
    <style:style style:name="P7" style:family="paragraph" style:parent-style-name="Standard">
      <style:text-properties style:font-name="Calibri1" fo:font-size="9pt" style:font-size-asian="9pt" style:font-size-complex="9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text-properties style:font-name="Calibri1" officeooo:rsid="001c8460" officeooo:paragraph-rsid="001c8460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92557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2557" officeooo:paragraph-rsid="00292557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a386c" officeooo:paragraph-rsid="002a386c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2557" officeooo:paragraph-rsid="00292557" style:font-size-asian="7pt" style:font-size-complex="7pt"/>
    </style:style>
    <style:style style:name="P1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a386c" officeooo:paragraph-rsid="002a386c" style:font-size-asian="7pt" style:font-size-complex="7pt"/>
    </style:style>
    <style:style style:name="P2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b7f80" officeooo:paragraph-rsid="002b7f80" style:font-size-asian="7pt" style:font-size-complex="7pt"/>
    </style:style>
    <style:style style:name="P21" style:family="paragraph" style:parent-style-name="Standard">
      <style:paragraph-properties fo:line-height="115%" fo:orphans="0" fo:widows="0"/>
      <style:text-properties style:font-name="Calibri1" fo:font-size="7pt" officeooo:rsid="002b7f80" officeooo:paragraph-rsid="002b7f80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92557" style:font-size-asian="7pt" style:font-size-complex="7pt"/>
    </style:style>
    <style:style style:name="T3" style:family="text">
      <style:text-properties fo:font-size="7pt" officeooo:rsid="002a386c" style:font-size-asian="7pt" style:font-size-complex="7pt"/>
    </style:style>
    <style:style style:name="T4" style:family="text">
      <style:text-properties style:font-name="Abadi" fo:font-size="7pt" style:font-size-asian="7pt" style:font-size-complex="7pt"/>
    </style:style>
    <style:style style:name="T5" style:family="text">
      <style:text-properties officeooo:rsid="002925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">Earth</text:span> Control</text:p>
      <text:p text:style-name="P7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Strike</text:p>
          </table:table-cell>
          <table:table-cell table:style-name="Table1.A1" office:value-type="string">
            <text:p text:style-name="P8">Block</text:p>
          </table:table-cell>
          <table:table-cell table:style-name="Table1.A1" office:value-type="string">
            <text:p text:style-name="P8">Shoot</text:p>
          </table:table-cell>
          <table:table-cell table:style-name="Table1.A1" office:value-type="string">
            <text:p text:style-name="P8">Dodge</text:p>
          </table:table-cell>
          <table:table-cell table:style-name="Table1.A1" office:value-type="string">
            <text:p text:style-name="P8">Zap</text:p>
          </table:table-cell>
        </table:table-row>
        <table:table-row table:style-name="Table1.1">
          <table:table-cell table:style-name="Table1.A1" office:value-type="string">
            <text:p text:style-name="P8">Bulwark</text:p>
          </table:table-cell>
          <table:table-cell table:style-name="Table1.A1" office:value-type="string">
            <text:p text:style-name="P8">MS+4</text:p>
          </table:table-cell>
          <table:table-cell table:style-name="Table1.A1" office:value-type="string">
            <text:p text:style-name="P8">ST+3</text:p>
          </table:table-cell>
          <table:table-cell table:style-name="Table1.A1" office:value-type="string">
            <text:p text:style-name="P8">MS+2</text:p>
          </table:table-cell>
          <table:table-cell table:style-name="Table1.A1" office:value-type="string">
            <text:p text:style-name="P8">RS+0</text:p>
          </table:table-cell>
          <table:table-cell table:style-name="Table1.A1" office:value-type="string">
            <text:p text:style-name="P8">PT+1</text:p>
          </table:table-cell>
        </table:table-row>
        <table:table-row table:style-name="Table1.1">
          <table:table-cell table:style-name="Table1.A1" office:value-type="string">
            <text:p text:style-name="P8">Hurler</text:p>
          </table:table-cell>
          <table:table-cell table:style-name="Table1.A1" office:value-type="string">
            <text:p text:style-name="P8">MS+3</text:p>
          </table:table-cell>
          <table:table-cell table:style-name="Table1.A1" office:value-type="string">
            <text:p text:style-name="P8">MS+2</text:p>
          </table:table-cell>
          <table:table-cell table:style-name="Table1.A1" office:value-type="string">
            <text:p text:style-name="P8">MS+3</text:p>
          </table:table-cell>
          <table:table-cell table:style-name="Table1.A1" office:value-type="string">
            <text:p text:style-name="P8">RS+2</text:p>
          </table:table-cell>
          <table:table-cell table:style-name="Table1.A1" office:value-type="string">
            <text:p text:style-name="P8">PT+0</text:p>
          </table:table-cell>
        </table:table-row>
      </table:table>
      <text:p text:style-name="P6"/>
      <text:p text:style-name="P7">Special Mechanics</text:p>
      <text:p text:style-name="P7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4">Body of Stone</text:p>
          </table:table-cell>
          <table:table-cell table:style-name="Table2.A1" office:value-type="string">
            <text:p text:style-name="P4">Buff, Full Action, Toggle</text:p>
          </table:table-cell>
          <table:table-cell table:style-name="Table2.A1" office:value-type="string">
            <text:p text:style-name="P3"><text:span text:style-name="T5">3</text:span>0</text:p>
          </table:table-cell>
          <table:table-cell table:style-name="Table2.A1" office:value-type="string">
            <text:p text:style-name="P3">M2</text:p>
          </table:table-cell>
          <table:table-cell table:style-name="Table2.A1" office:value-type="string">
            <text:list xml:id="list2059725929" text:style-name="WWNum2">
              <text:list-item>
                <text:p text:style-name="P18">Armor (6/6/0)</text:p>
              </text:list-item>
              <text:list-item>
                <text:p text:style-name="P18">Resist Knockback (1)</text:p>
              </text:list-item>
              <text:list-item>
                <text:p text:style-name="P18">Resist Physical (1)</text:p>
              </text:list-item>
              <text:list-item>
                <text:p text:style-name="P18">Damage (1d6) (Melee, Physical)</text:p>
              </text:list-item>
              <text:list-item>
                <text:p text:style-name="P18">Move (-2)</text:p>
              </text:list-item>
              <text:list-item>
                <text:p text:style-name="P18">Defense (-2)</text:p>
              </text:list-item>
              <text:list-item>
                <text:p text:style-name="P18">Initiative (-2)</text:p>
              </text:list-item>
              <text:list-item>
                <text:p text:style-name="P18">Mass x4</text:p>
              </text:list-item>
            </text:list>
          </table:table-cell>
          <table:table-cell table:style-name="Table2.A1" office:value-type="string">
            <text:list xml:id="list2108625170" text:style-name="WWNum1">
              <text:list-item>
                <text:p text:style-name="P12">Armor / x3 / +1B / 10P</text:p>
              </text:list-item>
              <text:list-item>
                <text:p text:style-name="P12">Armor / x3 / -1 M,D,I / 10P</text:p>
              </text:list-item>
              <text:list-item>
                <text:p text:style-name="P12">Burn -1 / x3 / -- / 10P</text:p>
              </text:list-item>
              <text:list-item>
                <text:p text:style-name="P12">Dmg Step / x3 / 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Defensive Stance</text:p>
          </table:table-cell>
          <table:table-cell table:style-name="Table2.A1" office:value-type="string">
            <text:p text:style-name="P4">Stance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12910912143225" text:continue-list="list2059725929" text:style-name="WWNum2">
              <text:list-item>
                <text:p text:style-name="P18">Accuracy (-1)</text:p>
              </text:list-item>
              <text:list-item>
                <text:p text:style-name="P18">Damage (-1)</text:p>
              </text:list-item>
              <text:list-item>
                <text:p text:style-name="P18">Defense (2)</text:p>
              </text:list-item>
            </text:list>
          </table:table-cell>
          <table:table-cell table:style-name="Table2.A1" office:value-type="string">
            <text:list xml:id="list112910119028337" text:continue-list="list2108625170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Earthquake</text:p>
          </table:table-cell>
          <table:table-cell table:style-name="Table2.A1" office:value-type="string">
            <text:p text:style-name="P4">Attack, Area, Point-Blank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list xml:id="list112909578289214" text:continue-list="list112910912143225" text:style-name="WWNum2">
              <text:list-item>
                <text:p text:style-name="P18">Radius (3)</text:p>
              </text:list-item>
              <text:list-item>
                <text:p text:style-name="P18">Damage (3d6) (Physical, Smash)</text:p>
              </text:list-item>
              <text:list-item>
                <text:p text:style-name="P18">Knock (0)</text:p>
              </text:list-item>
              <text:list-item>
                <text:p text:style-name="P18">Prone (Muscle, Skill)</text:p>
              </text:list-item>
            </text:list>
          </table:table-cell>
          <table:table-cell table:style-name="Table2.A1" office:value-type="string">
            <text:list xml:id="list112910107886325" text:continue-list="list112910119028337" text:style-name="WWNum1">
              <text:list-item>
                <text:p text:style-name="P13">Burn -1 / x3 / -- / 10P</text:p>
              </text:list-item>
              <text:list-item>
                <text:p text:style-name="P11"><text:span text:style-name="T1">Dmg Die / x3 / +1B / </text:span><text:span text:style-name="T2">2</text:span><text:span text:style-name="T1">0P</text:span></text:p>
              </text:list-item>
              <text:list-item>
                <text:p text:style-name="P13">Duration 3 rd / x1 / +2B / 10P</text:p>
              </text:list-item>
              <text:list-item>
                <text:p text:style-name="P13">Radius +1 / x2 / +1B / 10P</text:p>
              </text:list-item>
              <text:list-item>
                <text:p text:style-name="P13">Save DL +2 / x3 / +1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Encase</text:p>
          </table:table-cell>
          <table:table-cell table:style-name="Table2.A5" office:value-type="string">
            <text:p text:style-name="P5">Attack, Ranged, One Target</text:p>
          </table:table-cell>
          <table:table-cell table:style-name="Table2.A5" office:value-type="string">
            <text:p text:style-name="P5">30</text:p>
          </table:table-cell>
          <table:table-cell table:style-name="Table2.A5" office:value-type="string">
            <text:p text:style-name="P5">8</text:p>
          </table:table-cell>
          <table:table-cell table:style-name="Table2.A5" office:value-type="string">
            <text:list xml:id="list112910315205578" text:continue-list="list112909578289214" text:style-name="WWNum2">
              <text:list-item>
                <text:p text:style-name="P19">Range Band (4)</text:p>
              </text:list-item>
              <text:list-item>
                <text:p text:style-name="P19">Entangle (4d12 &amp; 0/0/-)</text:p>
              </text:list-item>
              <text:list-item>
                <text:p text:style-name="P19">On Escape: Slow (2) (Muscle, Reflex)</text:p>
              </text:list-item>
            </text:list>
          </table:table-cell>
          <table:table-cell table:style-name="Table2.A5" office:value-type="string">
            <text:list xml:id="list112910177837763" text:continue-list="list112910107886325" text:style-name="WWNum1">
              <text:list-item>
                <text:p text:style-name="P13">Accuracy +2 / x2 / +0B / 10P</text:p>
              </text:list-item>
              <text:list-item>
                <text:p text:style-name="P13">Armor 1/1/0 / x3 / +1B / 10P</text:p>
              </text:list-item>
              <text:list-item>
                <text:p text:style-name="P13">Entangle Die / x3 / +1B / 10P</text:p>
              </text:list-item>
              <text:list-item>
                <text:p text:style-name="P13">Range +1 / x3 / +0B / 6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Hurl Boulder</text:p>
          </table:table-cell>
          <table:table-cell table:style-name="Table2.A5" office:value-type="string">
            <text:p text:style-name="P5">Attack, Ranged, One Target</text:p>
          </table:table-cell>
          <table:table-cell table:style-name="Table2.A5" office:value-type="string">
            <text:p text:style-name="P5">20</text:p>
          </table:table-cell>
          <table:table-cell table:style-name="Table2.A5" office:value-type="string">
            <text:p text:style-name="P5">5</text:p>
          </table:table-cell>
          <table:table-cell table:style-name="Table2.A5" office:value-type="string">
            <text:list xml:id="list112910592492750" text:continue-list="list112910315205578" text:style-name="WWNum2">
              <text:list-item>
                <text:p text:style-name="P19">Range Band (4)</text:p>
              </text:list-item>
              <text:list-item>
                <text:p text:style-name="P19">Damage (2d6 + SKL) (Physical, Smash)</text:p>
              </text:list-item>
              <text:list-item>
                <text:p text:style-name="P19">Slow (2) (Muscle, Reflex)</text:p>
              </text:list-item>
            </text:list>
          </table:table-cell>
          <table:table-cell table:style-name="Table2.A5" office:value-type="string">
            <text:list xml:id="list112911637920042" text:continue-list="list112910177837763" text:style-name="WWNum1">
              <text:list-item>
                <text:p text:style-name="P13">Accuracy +2 / x2 / +0B / 10P</text:p>
              </text:list-item>
              <text:list-item>
                <text:p text:style-name="P13">Area 1 hex / x1 / +2B / 10P</text:p>
              </text:list-item>
              <text:list-item>
                <text:p text:style-name="P13">Burn -1 / x3 / -- / 10P</text:p>
              </text:list-item>
              <text:list-item>
                <text:p text:style-name="P11"><text:span text:style-name="T1">Dmg Die / x3 / +1B / </text:span><text:span text:style-name="T3">2</text:span><text:span text:style-name="T1">0P</text:span></text:p>
              </text:list-item>
              <text:list-item>
                <text:p text:style-name="P11"><text:span text:style-name="T1">Dmg Die / x3 / -2A / </text:span><text:span text:style-name="T3">2</text:span><text:span text:style-name="T1">0P</text:span></text:p>
              </text:list-item>
              <text:list-item>
                <text:p text:style-name="P13">Range +1 / x3 / +0B / 6P</text:p>
              </text:list-item>
              <text:list-item>
                <text:p text:style-name="P13">Save DL +2 / x3 / +1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Lift</text:p>
          </table:table-cell>
          <table:table-cell table:style-name="Table2.A5" office:value-type="string">
            <text:p text:style-name="P5">Trait</text:p>
          </table:table-cell>
          <table:table-cell table:style-name="Table2.A5" office:value-type="string">
            <text:p text:style-name="P5">10</text:p>
          </table:table-cell>
          <table:table-cell table:style-name="Table2.A5" office:value-type="string">
            <text:p text:style-name="P5">0</text:p>
          </table:table-cell>
          <table:table-cell table:style-name="Table2.A5" office:value-type="string">
            <text:list xml:id="list112910213513299" text:continue-list="list112910592492750" text:style-name="WWNum2">
              <text:list-item>
                <text:p text:style-name="P19">You can lift 2x your Muscle capacity</text:p>
              </text:list-item>
            </text:list>
          </table:table-cell>
          <table:table-cell table:style-name="Table2.A5" office:value-type="string">
            <text:list xml:id="list112910820119077" text:continue-list="list112911637920042" text:style-name="WWNum1">
              <text:list-item>
                <text:p text:style-name="P13">Lift Mult / x3 / +0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Move Earth</text:p>
          </table:table-cell>
          <table:table-cell table:style-name="Table2.A5" office:value-type="string">
            <text:p text:style-name="P5">Utility, Full Action</text:p>
          </table:table-cell>
          <table:table-cell table:style-name="Table2.A5" office:value-type="string">
            <text:p text:style-name="P5">20</text:p>
          </table:table-cell>
          <table:table-cell table:style-name="Table2.A5" office:value-type="string">
            <text:p text:style-name="P5">M</text:p>
          </table:table-cell>
          <table:table-cell table:style-name="Table2.A5" office:value-type="string">
            <text:list xml:id="list112911266105805" text:continue-list="list112910213513299" text:style-name="WWNum2">
              <text:list-item>
                <text:p text:style-name="P19">Move earth as though you were 5 excavators</text:p>
              </text:list-item>
            </text:list>
          </table:table-cell>
          <table:table-cell table:style-name="Table2.A5" office:value-type="string">
            <text:list xml:id="list112909912230097" text:continue-list="list112910820119077" text:style-name="WWNum1">
              <text:list-item>
                <text:p text:style-name="P13">Can deflect up to 50 points of earth-based damage (falling rocks, debris) / x1 / +2B / 10P</text:p>
              </text:list-item>
              <text:list-item>
                <text:p text:style-name="P13">Gives user +2 defense vs. earth/metal based attacks / x1 / +1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Quicksand</text:p>
          </table:table-cell>
          <table:table-cell table:style-name="Table2.A5" office:value-type="string">
            <text:p text:style-name="P5">Attack, Ranged, Area, Toggle</text:p>
          </table:table-cell>
          <table:table-cell table:style-name="Table2.A5" office:value-type="string">
            <text:p text:style-name="P5">20</text:p>
          </table:table-cell>
          <table:table-cell table:style-name="Table2.A5" office:value-type="string">
            <text:p text:style-name="P5">8/2</text:p>
          </table:table-cell>
          <table:table-cell table:style-name="Table2.A5" office:value-type="string">
            <text:list xml:id="list112910610928624" text:continue-list="list112911266105805" text:style-name="WWNum2">
              <text:list-item>
                <text:p text:style-name="P19">Snare (2d6)</text:p>
              </text:list-item>
              <text:list-item>
                <text:p text:style-name="P19">Radius (5)</text:p>
              </text:list-item>
              <text:list-item>
                <text:p text:style-name="P19">Though you can fly or leap over this patch, once you are caught, you cannot fly or leap until you leave the area</text:p>
              </text:list-item>
              <text:list-item>
                <text:p text:style-name="P19">If you are pulled to the center hex, or the snare stops your move, you take Damage (1d6) (Penetrating, Drowning)</text:p>
              </text:list-item>
            </text:list>
          </table:table-cell>
          <table:table-cell table:style-name="Table2.A5" office:value-type="string">
            <text:list xml:id="list112911447286107" text:continue-list="list112909912230097" text:style-name="WWNum1">
              <text:list-item>
                <text:p text:style-name="P13">Dmg Step / x3 / 0B / 10P</text:p>
              </text:list-item>
              <text:list-item>
                <text:p text:style-name="P13">Radius +1 / x3 / +1B / 10P</text:p>
              </text:list-item>
              <text:list-item>
                <text:p text:style-name="P13">Save DL +2 / x3 / +1B / 10P</text:p>
              </text:list-item>
              <text:list-item>
                <text:p text:style-name="P13">Snare Step / x3 / +1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Totem Stance</text:p>
          </table:table-cell>
          <table:table-cell table:style-name="Table2.A5" office:value-type="string">
            <text:p text:style-name="P5">Stance</text:p>
          </table:table-cell>
          <table:table-cell table:style-name="Table2.A5" office:value-type="string">
            <text:p text:style-name="P5">20</text:p>
          </table:table-cell>
          <table:table-cell table:style-name="Table2.A5" office:value-type="string">
            <text:p text:style-name="P5">1</text:p>
          </table:table-cell>
          <table:table-cell table:style-name="Table2.A5" office:value-type="string">
            <text:list xml:id="list112909679108766" text:continue-list="list112910610928624" text:style-name="WWNum2">
              <text:list-item>
                <text:p text:style-name="P19">For each round you remain in the same hex, you get Accuracy (1), Damage (2)</text:p>
              </text:list-item>
              <text:list-item>
                <text:p text:style-name="P19">Stacks up to 3 times</text:p>
              </text:list-item>
              <text:list-item>
                <text:p text:style-name="P19"><text:soft-page-break/>Resets when you move, or are moved from your hex</text:p>
              </text:list-item>
            </text:list>
          </table:table-cell>
          <table:table-cell table:style-name="Table2.A5" office:value-type="string">
            <text:list xml:id="list112910752869697" text:continue-list="list112911447286107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5">Tremor Run</text:p>
          </table:table-cell>
          <table:table-cell table:style-name="Table2.A5" office:value-type="string">
            <text:p text:style-name="P5">Movement</text:p>
          </table:table-cell>
          <table:table-cell table:style-name="Table2.A5" office:value-type="string">
            <text:p text:style-name="P5">20</text:p>
          </table:table-cell>
          <table:table-cell table:style-name="Table2.A5" office:value-type="string">
            <text:p text:style-name="P5">2</text:p>
          </table:table-cell>
          <table:table-cell table:style-name="Table2.A5" office:value-type="string">
            <text:list xml:id="list112911122386972" text:continue-list="list112909679108766" text:style-name="WWNum2">
              <text:list-item>
                <text:p text:style-name="P19">Run (10)</text:p>
              </text:list-item>
              <text:list-item>
                <text:p text:style-name="P19">Must be through earthen materials</text:p>
              </text:list-item>
              <text:list-item>
                <text:p text:style-name="P19">Anyone in or adjacent to the path of travel is Prone (Muscle, Skill)</text:p>
              </text:list-item>
            </text:list>
          </table:table-cell>
          <table:table-cell table:style-name="Table2.A5" office:value-type="string">
            <text:list xml:id="list112910029496171" text:continue-list="list112910752869697" text:style-name="WWNum1">
              <text:list-item>
                <text:p text:style-name="P13">Carry – One ally may move with you as a free action / x1 / +1B / 10P</text:p>
              </text:list-item>
              <text:list-item>
                <text:p text:style-name="P13">Move / x3 / +1B / 10P</text:p>
              </text:list-item>
              <text:list-item>
                <text:p text:style-name="P13">Save DL +2 / x3 / +1B / 10P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4">Tunneling</text:p>
          </table:table-cell>
          <table:table-cell table:style-name="Table2.A5" office:value-type="string">
            <text:p text:style-name="P4">Movement</text:p>
          </table:table-cell>
          <table:table-cell table:style-name="Table2.A5" office:value-type="string">
            <text:p text:style-name="P4">20</text:p>
          </table:table-cell>
          <table:table-cell table:style-name="Table2.A5" office:value-type="string">
            <text:p text:style-name="P4">1</text:p>
          </table:table-cell>
          <table:table-cell table:style-name="Table2.A5" office:value-type="string">
            <text:list xml:id="list112910133492178" text:continue-list="list112911122386972" text:style-name="WWNum2">
              <text:list-item>
                <text:p text:style-name="P18">Tunnel (6) (Earth, Stone)</text:p>
              </text:list-item>
            </text:list>
          </table:table-cell>
          <table:table-cell table:style-name="Table2.A5" office:value-type="string">
            <text:list xml:id="list112910002743422" text:continue-list="list112910029496171" text:style-name="WWNum1">
              <text:list-item>
                <text:p text:style-name="P13">Carry – Up to 4 allies can move with you as a free action / x1 / +1B / 10P</text:p>
              </text:list-item>
              <text:list-item>
                <text:p text:style-name="P11"><text:span text:style-name="T1">Move / x</text:span><text:span text:style-name="T2">3</text:span><text:span text:style-name="T1"> / 0B / 10P</text:span></text:p>
              </text:list-item>
            </text:list>
          </table:table-cell>
        </table:table-row>
        <table:table-row table:style-name="Table2.1">
          <table:table-cell table:style-name="Table2.A5" office:value-type="string">
            <text:p text:style-name="P21">Wall of Earth</text:p>
          </table:table-cell>
          <table:table-cell table:style-name="Table2.A5" office:value-type="string">
            <text:p text:style-name="P21">Utility, Half Action</text:p>
          </table:table-cell>
          <table:table-cell table:style-name="Table2.A5" office:value-type="string">
            <text:p text:style-name="P21">20</text:p>
          </table:table-cell>
          <table:table-cell table:style-name="Table2.A5" office:value-type="string">
            <text:p text:style-name="P21">8</text:p>
          </table:table-cell>
          <table:table-cell table:style-name="Table2.A5" office:value-type="string">
            <text:list xml:id="list112910262121221" text:continue-list="list112910133492178" text:style-name="WWNum2">
              <text:list-item>
                <text:p text:style-name="P20">Wall (1 hex / 80 HP / 4 tons)</text:p>
              </text:list-item>
            </text:list>
          </table:table-cell>
          <table:table-cell table:style-name="Table2.A5" office:value-type="string">
            <text:list xml:id="list112909677504859" text:continue-list="list112910002743422" text:style-name="WWNum1">
              <text:list-item>
                <text:p text:style-name="P11"><text:span text:style-name="T1">Area x2 / x3 / +1B / 10P</text:span></text:p>
              </text:list-item>
              <text:list-item>
                <text:p text:style-name="P11"><text:span text:style-name="T1">Burn -1 / x3 / -- / 10P</text:span></text:p>
              </text:list-item>
              <text:list-item>
                <text:p text:style-name="P11"><text:span text:style-name="T1">Wall HP / x3 / 0B / 10P</text:span></text:p>
              </text:list-item>
              <text:list-item>
                <text:p text:style-name="P11"><text:span text:style-name="T1">Wall Weight / x3 / 0B / 10P</text:span>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0</meta:editing-cycles>
    <meta:creation-date>2022-06-06T19:36:00</meta:creation-date>
    <dc:date>2022-11-24T11:29:09.471000000</dc:date>
    <meta:editing-duration>PT5H52M2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48" meta:word-count="695" meta:character-count="2730" meta:non-whitespace-character-count="2254"/>
    <meta:user-defined meta:name="AppVersion">16.0000</meta:user-defined>
    <meta:template xlink:type="simple" xlink:actuate="onRequest" xlink:title="Normal.dotm" xlink:href=""/>
  </office:meta>
</office:document-meta>
</file>